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estebanbiret4a.byethost15.com/" text:style-name="Internet_20_link" text:visited-style-name="Visited_20_Internet_20_Link">http://estebanbiret4a.byethost15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9T21:22:11.66600000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5.4.6.2$Windows_X86_64 LibreOffice_project/4014ce260a04f1026ba855d3b8d91541c224eab8</meta:generator>
  </office:meta>
</office:document-meta>
</file>